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Extractor.NamespaceExtractor( String fileName , String dp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Extractor.get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andler.startPrefixMapping( String prefix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